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1.0492in"/>
    </style:style>
    <style:style style:name="co3" style:family="table-column">
      <style:table-column-properties fo:break-before="auto" style:column-width="1.6693in"/>
    </style:style>
    <style:style style:name="co4" style:family="table-column">
      <style:table-column-properties fo:break-before="auto" style:column-width="1.3173in"/>
    </style:style>
    <style:style style:name="co5" style:family="table-column">
      <style:table-column-properties fo:break-before="auto" style:column-width="1.079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346in"/>
    </style:style>
    <style:style style:name="co8" style:family="table-column">
      <style:table-column-properties fo:break-before="auto" style:column-width="1.3043in"/>
    </style:style>
    <style:style style:name="co9" style:family="table-column">
      <style:table-column-properties fo:break-before="auto" style:column-width="1.2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style:diagonal-tl-br="none" fo:wrap-option="wrap"/>
    </style:style>
    <style:style style:name="ce5" style:family="table-cell" style:parent-style-name="Default">
      <style:table-cell-properties fo:wrap-option="wrap"/>
    </style:style>
    <style:style style:name="ce2" style:family="table-cell" style:parent-style-name="Default" style:data-style-name="N10002"/>
    <style:style style:name="ce3" style:family="table-cell" style:parent-style-name="Default" style:data-style-name="N2"/>
    <style:style style:name="ce4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opacity="100%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shapes>
          <draw:frame draw:z-index="0" draw:style-name="gr1" draw:text-style-name="P1" svg:width="6.0197in" svg:height="3.5429in" svg:x="0in" svg:y="4.6598in">
            <draw:object draw:notify-on-update-of-ranges="Лист1.M8:Лист1.M12 Лист1.N7:Лист1.N7 Лист1.N8:Лист1.N12 Лист1.O7:Лист1.O7 Лист1.O8:Лист1.O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5.7744in" svg:height="3.7264in" draw:transform="skewX (-0.00122173047639603) rotate (-0.0012217304763962) translate (6.13779527559055in 4.73976377952756in)">
            <draw:object draw:notify-on-update-of-ranges="Лист1.M16:Лист1.M20 Лист1.N15:Лист1.N15 Лист1.N16:Лист1.N20 Лист1.O15:Лист1.O15 Лист1.O16:Лист1.O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 = 4000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Количество ядер</text:p>
          </table:table-cell>
          <table:table-cell table:style-name="ce5" office:value-type="string" calcext:value-type="string">
            <text:p>Время последовательной программы, сек</text:p>
          </table:table-cell>
          <table:table-cell table:style-name="ce5" office:value-type="string" calcext:value-type="string">
            <text:p>Время программы с коммуникацией типа точка-точка, сек</text:p>
          </table:table-cell>
          <table:table-cell table:style-name="ce5" office:value-type="string" calcext:value-type="string">
            <text:p>Коллективная коммуникация</text:p>
          </table:table-cell>
          <table:table-cell table:style-name="ce5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MIN([.$E$24];[.$H$24];[.$K$24])" office:value-type="float" office:value="97.49" calcext:value-type="float">
            <text:p>97.49</text:p>
          </table:table-cell>
          <table:table-cell table:formula="of:=MIN([.E18];[.H18];[.K18])" office:value-type="float" office:value="49.2" calcext:value-type="float">
            <text:p>49.2</text:p>
          </table:table-cell>
          <table:table-cell table:style-name="Default" table:formula="of:=MIN([.E12];[.H12];[.K12])" office:value-type="float" office:value="49.1" calcext:value-type="float">
            <text:p>49.1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MIN([.$E$24];[.$H$24];[.$K$24])" office:value-type="float" office:value="97.49" calcext:value-type="float">
            <text:p>97.49</text:p>
          </table:table-cell>
          <table:table-cell table:formula="of:=MIN([.E19];[.H19];[.K19])" office:value-type="float" office:value="24.65" calcext:value-type="float">
            <text:p>24.65</text:p>
          </table:table-cell>
          <table:table-cell table:style-name="Default" table:formula="of:=MIN([.E13];[.H13];[.K13])" office:value-type="float" office:value="24.64" calcext:value-type="float">
            <text:p>24.64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MIN([.$E$24];[.$H$24];[.$K$24])" office:value-type="float" office:value="97.49" calcext:value-type="float">
            <text:p>97.49</text:p>
          </table:table-cell>
          <table:table-cell table:formula="of:=MIN([.E20];[.H20];[.K20])" office:value-type="float" office:value="12.86" calcext:value-type="float">
            <text:p>12.86</text:p>
          </table:table-cell>
          <table:table-cell table:style-name="Default" table:formula="of:=MIN([.E14];[.H14];[.K14])" office:value-type="float" office:value="12.87" calcext:value-type="float">
            <text:p>12.87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MIN([.$E$24];[.$H$24];[.$K$24])" office:value-type="float" office:value="97.49" calcext:value-type="float">
            <text:p>97.49</text:p>
          </table:table-cell>
          <table:table-cell table:formula="of:=MIN([.E21];[.H21];[.K21])" office:value-type="float" office:value="13.36" calcext:value-type="float">
            <text:p>13.36</text:p>
          </table:table-cell>
          <table:table-cell table:style-name="Default" table:formula="of:=MIN([.E15];[.H15];[.K15])" office:value-type="float" office:value="13.06" calcext:value-type="float">
            <text:p>13.06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Ускорение = T(1 процессор) / T(параллельное)</text:p>
          </table:table-cell>
          <table:table-cell office:value-type="string" calcext:value-type="string">
            <text:p>T(последовательное)</text:p>
          </table:table-cell>
          <table:table-cell office:value-type="string" calcext:value-type="string">
            <text:p>T(параллельное)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MIN([.$E$24];[.$H$24];[.$K$24])" office:value-type="float" office:value="97.49" calcext:value-type="float">
            <text:p>97.49</text:p>
          </table:table-cell>
          <table:table-cell table:formula="of:=MIN([.E22];[.H22];[.K22])" office:value-type="float" office:value="19.29" calcext:value-type="float">
            <text:p>19.29</text:p>
          </table:table-cell>
          <table:table-cell table:style-name="Default" table:formula="of:=MIN([.E16];[.H16];[.K16])" office:value-type="float" office:value="18.85" calcext:value-type="float">
            <text:p>18.85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Процессов</text:p>
          </table:table-cell>
          <table:table-cell office:value-type="string" calcext:value-type="string">
            <text:p>Коммуникация точка-точка</text:p>
          </table:table-cell>
          <table:table-cell office:value-type="string" calcext:value-type="string">
            <text:p>Коллективная коммуникация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formula="of:=[.B3]" office:value-type="float" office:value="2" calcext:value-type="float">
            <text:p>2</text:p>
          </table:table-cell>
          <table:table-cell table:style-name="ce3" table:formula="of:=[.C3]/[.D3]" office:value-type="float" office:value="1.98150406504065" calcext:value-type="float">
            <text:p>1.98</text:p>
          </table:table-cell>
          <table:table-cell table:style-name="ce3" table:formula="of:=[.C3]/[.E3]" office:value-type="float" office:value="1.98553971486762" calcext:value-type="float">
            <text:p>1.99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formula="of:=[.B4]" office:value-type="float" office:value="4" calcext:value-type="float">
            <text:p>4</text:p>
          </table:table-cell>
          <table:table-cell table:style-name="ce3" table:formula="of:=[.C4]/[.D4]" office:value-type="float" office:value="3.95496957403651" calcext:value-type="float">
            <text:p>3.95</text:p>
          </table:table-cell>
          <table:table-cell table:style-name="ce3" table:formula="of:=[.C4]/[.E4]" office:value-type="float" office:value="3.95657467532468" calcext:value-type="float">
            <text:p>3.9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formula="of:=[.B5]" office:value-type="float" office:value="8" calcext:value-type="float">
            <text:p>8</text:p>
          </table:table-cell>
          <table:table-cell table:style-name="ce3" table:formula="of:=[.C5]/[.D5]" office:value-type="float" office:value="7.58087091757387" calcext:value-type="float">
            <text:p>7.58</text:p>
          </table:table-cell>
          <table:table-cell table:style-name="ce3" table:formula="of:=[.C5]/[.E5]" office:value-type="float" office:value="7.57498057498058" calcext:value-type="float">
            <text:p>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-------</text:p>
          </table:table-cell>
          <table:table-cell office:value-type="string" calcext:value-type="string">
            <text:p>common</text:p>
          </table:table-cell>
          <table:table-cell table:style-name="Default" office:value-type="string" calcext:value-type="string">
            <text:p>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common</text:p>
          </table:table-cell>
          <table:table-cell table:style-name="Default" office:value-type="string" calcext:value-type="string">
            <text:p>-------</text:p>
          </table:table-cell>
          <table:table-cell/>
          <table:table-cell table:formula="of:=[.B6]" office:value-type="float" office:value="16" calcext:value-type="float">
            <text:p>16</text:p>
          </table:table-cell>
          <table:table-cell table:style-name="ce3" table:formula="of:=[.C6]/[.D6]" office:value-type="float" office:value="7.29715568862275" calcext:value-type="float">
            <text:p>7.30</text:p>
          </table:table-cell>
          <table:table-cell table:style-name="ce3" table:formula="of:=[.C6]/[.E6]" office:value-type="float" office:value="7.46477794793262" calcext:value-type="float">
            <text:p>7.4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49.61" calcext:value-type="float">
            <text:p>49.61</text:p>
          </table:table-cell>
          <table:table-cell office:value-type="float" office:value="2" calcext:value-type="float">
            <text:p>2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49.35" calcext:value-type="float">
            <text:p>49.35</text:p>
          </table:table-cell>
          <table:table-cell office:value-type="float" office:value="2" calcext:value-type="float">
            <text:p>2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49.1" calcext:value-type="float">
            <text:p>49.10</text:p>
          </table:table-cell>
          <table:table-cell/>
          <table:table-cell table:formula="of:=[.B7]" office:value-type="float" office:value="24" calcext:value-type="float">
            <text:p>24</text:p>
          </table:table-cell>
          <table:table-cell table:style-name="ce3" table:formula="of:=[.C7]/[.D7]" office:value-type="float" office:value="5.05391394504925" calcext:value-type="float">
            <text:p>5.05</text:p>
          </table:table-cell>
          <table:table-cell table:style-name="ce3" table:formula="of:=[.C7]/[.E7]" office:value-type="float" office:value="5.17188328912467" calcext:value-type="float">
            <text:p>5.1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24.64" calcext:value-type="float">
            <text:p>24.64</text:p>
          </table:table-cell>
          <table:table-cell office:value-type="float" office:value="4" calcext:value-type="float">
            <text:p>4</text:p>
          </table:table-cell>
          <table:table-cell office:value-type="float" office:value="3238530174000" calcext:value-type="float">
            <text:p>3238530174000</text:p>
          </table:table-cell>
          <table:table-cell table:style-name="ce2" office:value-type="float" office:value="24.64" calcext:value-type="float">
            <text:p>24.64</text:p>
          </table:table-cell>
          <table:table-cell office:value-type="float" office:value="4" calcext:value-type="float">
            <text:p>4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24.64" calcext:value-type="float">
            <text:p>24.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12.87" calcext:value-type="float">
            <text:p>12.87</text:p>
          </table:table-cell>
          <table:table-cell office:value-type="float" office:value="8" calcext:value-type="float">
            <text:p>8</text:p>
          </table:table-cell>
          <table:table-cell office:value-type="float" office:value="3238530174000" calcext:value-type="float">
            <text:p>3238530174000</text:p>
          </table:table-cell>
          <table:table-cell table:style-name="ce2" office:value-type="float" office:value="13.02" calcext:value-type="float">
            <text:p>13.02</text:p>
          </table:table-cell>
          <table:table-cell office:value-type="float" office:value="8" calcext:value-type="float">
            <text:p>8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13.01" calcext:value-type="float">
            <text:p>13.01</text:p>
          </table:table-cell>
          <table:table-cell/>
          <table:table-cell office:value-type="string" calcext:value-type="string">
            <text:p>Эффективность = Ускорение / Число процессов * 100 %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13.28" calcext:value-type="float">
            <text:p>13.28</text:p>
          </table:table-cell>
          <table:table-cell office:value-type="float" office:value="16" calcext:value-type="float">
            <text:p>16</text:p>
          </table:table-cell>
          <table:table-cell office:value-type="float" office:value="3238530174000" calcext:value-type="float">
            <text:p>3238530174000</text:p>
          </table:table-cell>
          <table:table-cell table:style-name="ce2" office:value-type="float" office:value="13.06" calcext:value-type="float">
            <text:p>13.06</text:p>
          </table:table-cell>
          <table:table-cell office:value-type="float" office:value="16" calcext:value-type="float">
            <text:p>16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13.18" calcext:value-type="float">
            <text:p>13.18</text:p>
          </table:table-cell>
          <table:table-cell/>
          <table:table-cell table:style-name="ce5" office:value-type="string" calcext:value-type="string">
            <text:p>Процессов</text:p>
          </table:table-cell>
          <table:table-cell table:style-name="ce5" table:formula="of:=[.N7]" office:value-type="string" office:string-value="Коммуникация точка-точка" calcext:value-type="string">
            <text:p>Коммуникация точка-точка</text:p>
          </table:table-cell>
          <table:table-cell table:style-name="ce5" table:formula="of:=[.O7]" office:value-type="string" office:string-value="Коллективная коммуникация" calcext:value-type="string">
            <text:p>Коллективная коммуникация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18.99" calcext:value-type="float">
            <text:p>18.99</text:p>
          </table:table-cell>
          <table:table-cell office:value-type="float" office:value="26" calcext:value-type="float">
            <text:p>26</text:p>
          </table:table-cell>
          <table:table-cell office:value-type="float" office:value="3238530174000" calcext:value-type="float">
            <text:p>3238530174000</text:p>
          </table:table-cell>
          <table:table-cell table:style-name="ce2" office:value-type="float" office:value="18.85" calcext:value-type="float">
            <text:p>18.85</text:p>
          </table:table-cell>
          <table:table-cell office:value-type="float" office:value="26" calcext:value-type="float">
            <text:p>26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19.16" calcext:value-type="float">
            <text:p>19.16</text:p>
          </table:table-cell>
          <table:table-cell/>
          <table:table-cell table:formula="of:=[.B3]" office:value-type="float" office:value="2" calcext:value-type="float">
            <text:p>2</text:p>
          </table:table-cell>
          <table:table-cell table:style-name="ce4" table:formula="of:=[.N8]/[.M16]" office:value-type="percentage" office:value="0.990752032520325" calcext:value-type="percentage">
            <text:p>99.08%</text:p>
          </table:table-cell>
          <table:table-cell table:style-name="ce4" table:formula="of:=[.O8]/[.M16]" office:value-type="percentage" office:value="0.992769857433809" calcext:value-type="percentage">
            <text:p>99.2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-------</text:p>
          </table:table-cell>
          <table:table-cell office:value-type="string" calcext:value-type="string">
            <text:p>dotdot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dotdot</text:p>
          </table:table-cell>
          <table:table-cell table:style-name="ce2" office:value-type="string" calcext:value-type="string">
            <text:p>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dotdot</text:p>
          </table:table-cell>
          <table:table-cell office:value-type="string" calcext:value-type="string">
            <text:p>-------</text:p>
          </table:table-cell>
          <table:table-cell/>
          <table:table-cell table:formula="of:=[.B4]" office:value-type="float" office:value="4" calcext:value-type="float">
            <text:p>4</text:p>
          </table:table-cell>
          <table:table-cell table:style-name="ce4" table:formula="of:=[.N9]/[.M17]" office:value-type="percentage" office:value="0.988742393509128" calcext:value-type="percentage">
            <text:p>98.87%</text:p>
          </table:table-cell>
          <table:table-cell table:style-name="ce4" table:formula="of:=[.O9]/[.M17]" office:value-type="percentage" office:value="0.989143668831169" calcext:value-type="percentage">
            <text:p>98.91%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49.46" calcext:value-type="float">
            <text:p>49.46</text:p>
          </table:table-cell>
          <table:table-cell office:value-type="float" office:value="2" calcext:value-type="float">
            <text:p>2</text:p>
          </table:table-cell>
          <table:table-cell office:value-type="float" office:value="3238530174000" calcext:value-type="float">
            <text:p>3238530174000</text:p>
          </table:table-cell>
          <table:table-cell table:style-name="ce2" office:value-type="float" office:value="49.45" calcext:value-type="float">
            <text:p>49.45</text:p>
          </table:table-cell>
          <table:table-cell office:value-type="float" office:value="2" calcext:value-type="float">
            <text:p>2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49.2" calcext:value-type="float">
            <text:p>49.20</text:p>
          </table:table-cell>
          <table:table-cell/>
          <table:table-cell table:formula="of:=[.B5]" office:value-type="float" office:value="8" calcext:value-type="float">
            <text:p>8</text:p>
          </table:table-cell>
          <table:table-cell table:style-name="ce4" table:formula="of:=[.N10]/[.M18]" office:value-type="percentage" office:value="0.947608864696734" calcext:value-type="percentage">
            <text:p>94.76%</text:p>
          </table:table-cell>
          <table:table-cell table:style-name="ce4" table:formula="of:=[.O10]/[.M18]" office:value-type="percentage" office:value="0.946872571872572" calcext:value-type="percentage">
            <text:p>94.69%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24.65" calcext:value-type="float">
            <text:p>24.65</text:p>
          </table:table-cell>
          <table:table-cell office:value-type="float" office:value="4" calcext:value-type="float">
            <text:p>4</text:p>
          </table:table-cell>
          <table:table-cell office:value-type="float" office:value="3238530174000" calcext:value-type="float">
            <text:p>3238530174000</text:p>
          </table:table-cell>
          <table:table-cell table:style-name="ce2" office:value-type="float" office:value="24.89" calcext:value-type="float">
            <text:p>24.89</text:p>
          </table:table-cell>
          <table:table-cell office:value-type="float" office:value="4" calcext:value-type="float">
            <text:p>4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24.65" calcext:value-type="float">
            <text:p>24.65</text:p>
          </table:table-cell>
          <table:table-cell/>
          <table:table-cell table:formula="of:=[.B6]" office:value-type="float" office:value="16" calcext:value-type="float">
            <text:p>16</text:p>
          </table:table-cell>
          <table:table-cell table:style-name="ce4" table:formula="of:=[.N11]/[.M19]" office:value-type="percentage" office:value="0.456072230538922" calcext:value-type="percentage">
            <text:p>45.61%</text:p>
          </table:table-cell>
          <table:table-cell table:style-name="ce4" table:formula="of:=[.O11]/[.M19]" office:value-type="percentage" office:value="0.466548621745789" calcext:value-type="percentage">
            <text:p>46.65%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12.86" calcext:value-type="float">
            <text:p>12.86</text:p>
          </table:table-cell>
          <table:table-cell office:value-type="float" office:value="8" calcext:value-type="float">
            <text:p>8</text:p>
          </table:table-cell>
          <table:table-cell office:value-type="float" office:value="3238530174000" calcext:value-type="float">
            <text:p>3238530174000</text:p>
          </table:table-cell>
          <table:table-cell table:style-name="ce2" office:value-type="float" office:value="12.92" calcext:value-type="float">
            <text:p>12.92</text:p>
          </table:table-cell>
          <table:table-cell office:value-type="float" office:value="8" calcext:value-type="float">
            <text:p>8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12.86" calcext:value-type="float">
            <text:p>12.86</text:p>
          </table:table-cell>
          <table:table-cell/>
          <table:table-cell table:formula="of:=[.B7]" office:value-type="float" office:value="24" calcext:value-type="float">
            <text:p>24</text:p>
          </table:table-cell>
          <table:table-cell table:style-name="ce4" table:formula="of:=[.N12]/[.M20]" office:value-type="percentage" office:value="0.210579747710385" calcext:value-type="percentage">
            <text:p>21.06%</text:p>
          </table:table-cell>
          <table:table-cell table:style-name="ce4" table:formula="of:=[.O12]/[.M20]" office:value-type="percentage" office:value="0.215495137046861" calcext:value-type="percentage">
            <text:p>21.55%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13.45" calcext:value-type="float">
            <text:p>13.45</text:p>
          </table:table-cell>
          <table:table-cell office:value-type="float" office:value="16" calcext:value-type="float">
            <text:p>16</text:p>
          </table:table-cell>
          <table:table-cell office:value-type="float" office:value="3238530174000" calcext:value-type="float">
            <text:p>3238530174000</text:p>
          </table:table-cell>
          <table:table-cell table:style-name="ce2" office:value-type="float" office:value="13.36" calcext:value-type="float">
            <text:p>13.36</text:p>
          </table:table-cell>
          <table:table-cell office:value-type="float" office:value="16" calcext:value-type="float">
            <text:p>16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13.46" calcext:value-type="float">
            <text:p>13.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19.45" calcext:value-type="float">
            <text:p>19.45</text:p>
          </table:table-cell>
          <table:table-cell office:value-type="float" office:value="26" calcext:value-type="float">
            <text:p>26</text:p>
          </table:table-cell>
          <table:table-cell office:value-type="float" office:value="3238530174000" calcext:value-type="float">
            <text:p>3238530174000</text:p>
          </table:table-cell>
          <table:table-cell table:style-name="ce2" office:value-type="float" office:value="19.41" calcext:value-type="float">
            <text:p>19.41</text:p>
          </table:table-cell>
          <table:table-cell office:value-type="float" office:value="26" calcext:value-type="float">
            <text:p>26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19.29" calcext:value-type="float">
            <text:p>19.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-------</text:p>
          </table:table-cell>
          <table:table-cell office:value-type="string" calcext:value-type="string">
            <text:p>oneproc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oneproc</text:p>
          </table:table-cell>
          <table:table-cell table:style-name="ce2" office:value-type="string" calcext:value-type="string">
            <text:p>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oneproc</text:p>
          </table:table-cell>
          <table:table-cell office:value-type="string" calcext:value-type="string">
            <text:p>-------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98.17" calcext:value-type="float">
            <text:p>98.17</text:p>
          </table:table-cell>
          <table:table-cell office:value-type="float" office:value="1" calcext:value-type="float">
            <text:p>1</text:p>
          </table:table-cell>
          <table:table-cell office:value-type="float" office:value="3238530174000" calcext:value-type="float">
            <text:p>3238530174000</text:p>
          </table:table-cell>
          <table:table-cell table:style-name="ce2" office:value-type="float" office:value="97.49" calcext:value-type="float">
            <text:p>97.49</text:p>
          </table:table-cell>
          <table:table-cell office:value-type="float" office:value="1" calcext:value-type="float">
            <text:p>1</text:p>
          </table:table-cell>
          <table:table-cell office:value-type="float" office:value="3238530174000" calcext:value-type="float">
            <text:p>3238530174000</text:p>
          </table:table-cell>
          <table:table-cell office:value-type="float" office:value="98.49" calcext:value-type="float">
            <text:p>98.49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Лист1.B2:Лист1.E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30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6-02-27">00/00/0000</text:date></text:span><text:span text:style-name="MT1">, </text:span><text:span text:style-name="MT1"><text:time style:data-style-name="N2" text:time-value="01:31:08.711296309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21:29:49.630265029</meta:creation-date>
    <dc:date>2026-02-27T02:55:52.150843201</dc:date>
    <meta:editing-duration>PT3H40M3S</meta:editing-duration>
    <meta:editing-cycles>8</meta:editing-cycles>
    <meta:generator>LibreOffice/26.2.0.3$Linux_X86_64 LibreOffice_project/f1632ca95bc60e4a160604f46a6d9de4857c31ac</meta:generator>
    <meta:document-statistic meta:table-count="1" meta:cell-count="19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18a303" draw:fill-color="#18a303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369a3" draw:fill-color="#0369a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291cm" svg:height="9cm" xlink:href=".." xlink:type="simple" chart:class="chart:line" chart:style-name="ch1">
        <chart:title svg:x="6.458cm" svg:y="0.316cm" chart:style-name="ch2">
          <text:p>Ускорение</text:p>
        </chart:title>
        <chart:subtitle svg:x="2.923cm" svg:y="1.275cm" chart:style-name="ch2">
          <text:p><text:span text:style-name="T1">Во сколько раз параллельная программа быстрее последовательной</text:span></text:p>
        </chart:subtitle>
        <chart:legend chart:legend-position="end" svg:x="10.135cm" svg:y="3.645cm" style:legend-expansion="custom" svg:width="4.834cm" svg:height="2.093cm" style:legend-expansion-aspect-ratio="2.30960344003822" chart:style-name="ch3"/>
        <chart:plot-area chart:style-name="ch4" svg:x="1.316cm" svg:y="2.588cm" svg:width="8.911cm" svg:height="5.251cm">
          <chart:coordinate-region svg:x="2.236cm" svg:y="2.787cm" svg:width="7.798cm" svg:height="4.405cm"/>
          <chart:axis chart:dimension="x" chart:name="primary-x" chart:style-name="ch5" chartooo:axis-type="text">
            <chart:title svg:x="4.86cm" svg:y="8.019cm" chart:style-name="ch2">
              <text:p><text:span text:style-name="T2">Число ядер</text:span></text:p>
            </chart:title>
            <chart:categories table:cell-range-address="Лист1.M8:Лист1.M12"/>
          </chart:axis>
          <chart:axis chart:dimension="y" chart:name="primary-y" chart:style-name="ch6">
            <chart:title svg:x="0.451cm" svg:y="6.197cm" chart:style-name="ch7">
              <text:p><text:span text:style-name="T2">T1 / Tparallel</text:span></text:p>
            </chart:title>
            <chart:grid chart:style-name="ch8" chart:class="major"/>
          </chart:axis>
          <chart:series chart:style-name="ch9" chart:values-cell-range-address="Лист1.N8:Лист1.N12" chart:label-cell-address="Лист1.N7:Лист1.N7" chart:class="chart:line">
            <chart:data-point chart:repeated="5"/>
          </chart:series>
          <chart:series chart:style-name="ch10" chart:values-cell-range-address="Лист1.O8:Лист1.O12" chart:label-cell-address="Лист1.O7:Лист1.O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ммуникация точка-точка</text:p>
                <draw:g>
                  <svg:desc>Лист1.N7:Лист1.N7</svg:desc>
                </draw:g>
              </table:table-cell>
              <table:table-cell office:value-type="string">
                <text:p>Коллективная коммуникация</text:p>
                <draw:g>
                  <svg:desc>Лист1.O7:Лист1.O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Лист1.M8:Лист1.M12</svg:desc>
                </draw:g>
              </table:table-cell>
              <table:table-cell office:value-type="float" office:value="1.98150406504065">
                <text:p>1.98150406504065</text:p>
                <draw:g>
                  <svg:desc>Лист1.N8:Лист1.N12</svg:desc>
                </draw:g>
              </table:table-cell>
              <table:table-cell office:value-type="float" office:value="1.98553971486762">
                <text:p>1.98553971486762</text:p>
                <draw:g>
                  <svg:desc>Лист1.O8:Лист1.O1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5496957403651">
                <text:p>3.95496957403651</text:p>
              </table:table-cell>
              <table:table-cell office:value-type="float" office:value="3.95657467532468">
                <text:p>3.956574675324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58087091757387">
                <text:p>7.58087091757387</text:p>
              </table:table-cell>
              <table:table-cell office:value-type="float" office:value="7.57498057498058">
                <text:p>7.574980574980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29715568862275">
                <text:p>7.29715568862275</text:p>
              </table:table-cell>
              <table:table-cell office:value-type="float" office:value="7.46477794793262">
                <text:p>7.4647779479326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05391394504925">
                <text:p>5.05391394504925</text:p>
              </table:table-cell>
              <table:table-cell office:value-type="float" office:value="5.17188328912467">
                <text:p>5.171883289124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f1632ca95bc60e4a160604f46a6d9de4857c31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visible="fals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18a303" draw:fill-color="#18a303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369a3" draw:fill-color="#0369a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0% 100%" fo:font-size="9pt" style:letter-kerning="false" style:font-size-asian="9pt" style:font-size-complex="9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14.668cm" svg:height="9.466cm" xlink:href=".." xlink:type="simple" chart:class="chart:line" chart:style-name="ch1">
        <chart:title svg:x="5.566cm" svg:y="0.325cm" chart:style-name="ch2">
          <text:p>Эффективность</text:p>
        </chart:title>
        <chart:subtitle svg:x="3.811cm" svg:y="1.293cm" chart:style-name="ch2">
          <text:p><text:span text:style-name="T1">Полезная нагрузка каждого процесса</text:span></text:p>
        </chart:subtitle>
        <chart:legend chart:legend-position="end" svg:x="9.038cm" svg:y="3.986cm" style:legend-expansion="high" chart:style-name="ch3"/>
        <chart:plot-area chart:style-name="ch4" svg:x="0.293cm" svg:y="2.165cm" svg:width="8.452cm" svg:height="6.131cm">
          <chart:coordinate-region svg:x="1.902cm" svg:y="2.365cm" svg:width="6.65cm" svg:height="5.284cm"/>
          <chart:axis chart:dimension="x" chart:name="primary-x" chart:style-name="ch5" chartooo:axis-type="auto">
            <chartooo:date-scale/>
            <chart:title svg:x="3.608cm" svg:y="8.485cm" chart:style-name="ch2">
              <text:p><text:span text:style-name="T2">Число ядер</text:span></text:p>
            </chart:title>
            <chart:categories table:cell-range-address="Лист1.M16:Лист1.M20"/>
          </chart:axis>
          <chart:axis chart:dimension="y" chart:name="primary-y" chart:style-name="ch6">
            <chart:title svg:x="0cm" svg:y="0cm" chart:style-name="ch7">
              <text:p><text:span text:style-name="T3">Заглавие</text:span></text:p>
            </chart:title>
            <chart:grid chart:style-name="ch8" chart:class="major"/>
          </chart:axis>
          <chart:series chart:style-name="ch9" chart:values-cell-range-address="Лист1.N16:Лист1.N20" chart:label-cell-address="Лист1.N15:Лист1.N15" chart:class="chart:line">
            <chart:data-point chart:repeated="5"/>
          </chart:series>
          <chart:series chart:style-name="ch10" chart:values-cell-range-address="Лист1.O16:Лист1.O20" chart:label-cell-address="Лист1.O15:Лист1.O1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ммуникация точка-точка</text:p>
                <draw:g>
                  <svg:desc>Лист1.N15:Лист1.N15</svg:desc>
                </draw:g>
              </table:table-cell>
              <table:table-cell office:value-type="string">
                <text:p>Коллективная коммуникация</text:p>
                <draw:g>
                  <svg:desc>Лист1.O15:Лист1.O1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Лист1.M16:Лист1.M20</svg:desc>
                </draw:g>
              </table:table-cell>
              <table:table-cell office:value-type="float" office:value="0.990752032520325">
                <text:p>0.990752032520325</text:p>
                <draw:g>
                  <svg:desc>Лист1.N16:Лист1.N20</svg:desc>
                </draw:g>
              </table:table-cell>
              <table:table-cell office:value-type="float" office:value="0.992769857433809">
                <text:p>0.992769857433809</text:p>
                <draw:g>
                  <svg:desc>Лист1.O16:Лист1.O2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88742393509128">
                <text:p>0.988742393509128</text:p>
              </table:table-cell>
              <table:table-cell office:value-type="float" office:value="0.989143668831169">
                <text:p>0.9891436688311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47608864696734">
                <text:p>0.947608864696734</text:p>
              </table:table-cell>
              <table:table-cell office:value-type="float" office:value="0.946872571872572">
                <text:p>0.9468725718725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56072230538922">
                <text:p>0.456072230538922</text:p>
              </table:table-cell>
              <table:table-cell office:value-type="float" office:value="0.466548621745789">
                <text:p>0.4665486217457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10579747710385">
                <text:p>0.210579747710385</text:p>
              </table:table-cell>
              <table:table-cell office:value-type="float" office:value="0.215495137046861">
                <text:p>0.2154951370468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f1632ca95bc60e4a160604f46a6d9de4857c31ac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